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Week</text:p>
          </table:table-cell>
          <table:table-cell/>
          <table:table-cell table:style-name="ce1" office:value-type="string" calcext:value-type="string">
            <text:p>Coverage/Cont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1-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5-1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.1-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.3-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.1-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.3-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.1-4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.4-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.1-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.6-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6.1-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6.6-6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7.1-7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vi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2:46:07.509386572</meta:creation-date>
    <dc:date>2021-01-31T22:55:24.945531342</dc:date>
    <meta:editing-duration>PT9M18S</meta:editing-duration>
    <meta:editing-cycles>1</meta:editing-cycles>
    <meta:document-statistic meta:table-count="1" meta:cell-count="30" meta:object-count="0"/>
    <meta:generator>LibreOffice/6.4.6.2$Linux_X86_64 LibreOffice_project/40$Build-2</meta:generator>
  </office:meta>
</office:document-meta>
</file>